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0d330a"/>
    </style:style>
    <style:style style:name="P2" style:family="paragraph" style:parent-style-name="Preformatted_20_Text">
      <style:paragraph-properties fo:text-align="justify" style:justify-single-word="false"/>
      <style:text-properties officeooo:paragraph-rsid="00124188"/>
    </style:style>
    <style:style style:name="P3" style:family="paragraph" style:parent-style-name="Preformatted_20_Text">
      <style:paragraph-properties fo:text-align="justify" style:justify-single-word="false"/>
      <style:text-properties officeooo:paragraph-rsid="00130532"/>
    </style:style>
    <style:style style:name="P4" style:family="paragraph" style:parent-style-name="Preformatted_20_Text">
      <style:paragraph-properties fo:text-align="justify" style:justify-single-word="false"/>
      <style:text-properties officeooo:rsid="0018f678" officeooo:paragraph-rsid="0018f678"/>
    </style:style>
    <style:style style:name="P5" style:family="paragraph" style:parent-style-name="Preformatted_20_Text">
      <style:paragraph-properties fo:text-align="justify" style:justify-single-word="false"/>
      <style:text-properties officeooo:rsid="001b10ac" officeooo:paragraph-rsid="001b10ac"/>
    </style:style>
    <style:style style:name="T1" style:family="text">
      <style:text-properties officeooo:rsid="000d330a"/>
    </style:style>
    <style:style style:name="T2" style:family="text">
      <style:text-properties style:text-position="super 58%" officeooo:rsid="000d330a"/>
    </style:style>
    <style:style style:name="T3" style:family="text">
      <style:text-properties style:text-position="super 58%" officeooo:rsid="00130532"/>
    </style:style>
    <style:style style:name="T4" style:family="text">
      <style:text-properties officeooo:rsid="000e5a1c"/>
    </style:style>
    <style:style style:name="T5" style:family="text">
      <style:text-properties officeooo:rsid="000f737c"/>
    </style:style>
    <style:style style:name="T6" style:family="text">
      <style:text-properties officeooo:rsid="00124188"/>
    </style:style>
    <style:style style:name="T7" style:family="text">
      <style:text-properties style:font-name="Liberation Mono" fo:font-size="10pt" officeooo:rsid="00124188" style:font-name-asian="Liberation Mono" style:font-size-asian="10pt" style:font-name-complex="Liberation Mono" style:font-size-complex="10pt"/>
    </style:style>
    <style:style style:name="T8" style:family="text">
      <style:text-properties style:font-name="Liberation Mono" fo:font-size="10pt" officeooo:rsid="00130532" style:font-name-asian="Liberation Mono" style:font-size-asian="10pt" style:font-name-complex="Liberation Mono" style:font-size-complex="10pt"/>
    </style:style>
    <style:style style:name="T9" style:family="text">
      <style:text-properties officeooo:rsid="00125fac"/>
    </style:style>
    <style:style style:name="T10" style:family="text">
      <style:text-properties officeooo:rsid="001285d5"/>
    </style:style>
    <style:style style:name="T11" style:family="text">
      <style:text-properties officeooo:rsid="00130532"/>
    </style:style>
    <style:style style:name="T12" style:family="text">
      <style:text-properties officeooo:rsid="0018f678"/>
    </style:style>
    <style:style style:name="T13" style:family="text">
      <style:text-properties officeooo:rsid="001adde7"/>
    </style:style>
    <style:style style:name="T14" style:family="text">
      <style:text-properties officeooo:rsid="001b10ac"/>
    </style:style>
    <style:style style:name="T15" style:family="text">
      <style:text-properties officeooo:rsid="001c6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n Monday (16</text:span><text:span text:style-name="T2">th</text:span><text:span text:style-name="T1"> November) morning for 4C1018 Dr Herbert talked about graduate recruitment. How employers </text:span><text:span text:style-name="T4">using student’s profile to spot potential in them and </text:span><text:span text:style-name="T7">if the candidate have the qualities, personalities and skills which</text:span><text:span text:style-name="T4"> they look for </text:span><text:span text:style-name="T5">in a graduate. There are some skills that are essential to any profession suck as employability skills. Other skills for a specific career would require appropriate training. </text:span></text:p>
      <text:p text:style-name="P2"><text:span text:style-name="T6">In the afternoon there was a zoom conference. Where the guest speaker Henry spoke about careers in the tech</text:span><text:span text:style-name="T9">nology industry. How to develop your profile as student to get noticed by potential employees. Henry also talked how he got</text:span><text:span text:style-name="T6"> involved in the tech</text:span><text:span text:style-name="T9">nology from a very young age by taking a part his </text:span><text:span text:style-name="T8">toys</text:span><text:span text:style-name="T9">.</text:span><text:span text:style-name="T6"> The main even of the conference was to get student sign up for the master the mainframe. Master the main frame is a global competition which is run by IBM. </text:span><text:span text:style-name="T9">During the conference </text:span><text:span text:style-name="T10">everyone got </text:span><text:span text:style-name="T8">Visual Studio Code</text:span><text:span text:style-name="T10"> and node.js installed and installed the </text:span><text:span text:style-name="T11">Z</text:span><text:span text:style-name="T10">owe and IBM plugging for </text:span><text:span text:style-name="T8">VSCode</text:span><text:span text:style-name="T10">. </text:span></text:p>
      <text:p text:style-name="P3"><text:span text:style-name="T11">Tuesday 17</text:span><text:span text:style-name="T3">th</text:span><text:span text:style-name="T11">, Mr Jeffery started on workshop8. This workshop </text:span><text:span text:style-name="T8">is</text:span><text:span text:style-name="T11"> all about classes in python. In this workshop he explained the concept of </text:span><text:span text:style-name="T12">O</text:span><text:span text:style-name="T11">bject </text:span><text:span text:style-name="T12">O</text:span><text:span text:style-name="T11">rient </text:span><text:span text:style-name="T12">P</text:span><text:span text:style-name="T11">rogramming (OOP) in python. In OOP, unlike functional programming where the building block is functions, the building block is classes. That is all I got out of this workshop today. Doing workshop before even introducing the concept is not working with me! I can not wait till Thursday now to log in for the lector on OOP. </text:span></text:p>
      <text:p text:style-name="P4">Thursday’s lecture (4CS001) was on OOP in Python. In Python the key word class can be used to created <text:span text:style-name="T13">a </text:span>class. Classes are a means of bundling data and functionalities together. Creating a new class will create a new type in Python. <text:span text:style-name="T13">This classes then can be used to create one or more instances of them. Each instances of the class can have different attributes to maintain their own individuality. The lecture also covered the concept of inheritance, encapsulation an</text:span><text:span text:style-name="T14">d polymorphism in Python. </text:span></text:p>
      <text:p text:style-name="P5">Friday’s lecture was also on OOP but OOP in Java. Java is Object Oriented Programming language by design. Functional programming is not possible in Java. This is why it is hard to learn Java from the start. The style of code, the syntax and some of the data types are differ in Python and Java, but the fundamental concepts remain the same in both, such as loop and OOP.</text:p>
      <text:p text:style-name="P5">Totally given up on Fundamental of Computing module just because the way it is being delivered and thought. I have no idea what is going on <text:span text:style-name="T15">with</text:span> this module. <text:span text:style-name="T15">Can not understand the concepts by last year’s videos that is put on Canvas. They are too long and not engaging. This module have to go for live lectures online just like any other modules, where students can get engaged with the lecture. Not sure why the University is not listening to it’s students to change the way this module is deliver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20T12:39:54.360284074</dc:date>
    <meta:editing-duration>PT18M57S</meta:editing-duration>
    <meta:editing-cycles>2</meta:editing-cycles>
    <meta:generator>LibreOffice/7.0.2.2$MacOSX_X86_64 LibreOffice_project/8349ace3c3162073abd90d81fd06dcfb6b36b994</meta:generator>
    <meta:document-statistic meta:table-count="0" meta:image-count="0" meta:object-count="0" meta:page-count="1" meta:paragraph-count="6" meta:word-count="493" meta:character-count="2850" meta:non-whitespace-character-count="2358"/>
  </office:meta>
</office:document-meta>
</file>